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2841" officeooo:paragraph-rsid="001f2841"/>
    </style:style>
    <style:style style:name="T1" style:family="text">
      <style:text-properties officeooo:rsid="002093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mmary:</text:p>
      <text:p text:style-name="P1"><text:tab/>dropout: .2,.25,.3</text:p>
      <text:p text:style-name="P1"><text:tab/>kernel_size: [5,3],[3,3],[10,6]</text:p>
      <text:p text:style-name="P1"><text:tab/><text:tab/>= 9 total <text:span text:style-name="T1">combinations</text:span></text:p>
      <text:p text:style-name="P1"><text:tab/>strides always [3,3]</text:p>
      <text:p text:style-name="Standard"/>
      <text:p text:style-name="Standard">CNN with epochs 10, kernel size[5, 3], and dropout 0.2</text:p>
      <text:p text:style-name="Standard">Compiling CNN</text:p>
      <text:p text:style-name="Standard">Training CNN</text:p>
      <text:p text:style-name="Standard">2022-08-08 23:03:13.644563: W tensorflow/core/framework/cpu_allocator_impl.cc:82] Allocation of 3141017600 exceeds 10% of free system memory.</text:p>
      <text:p text:style-name="Standard">Epoch 1/10</text:p>
      <text:p text:style-name="Standard">489/490 [============================&gt;.] - ETA: 0s - loss: 2.6471 - accuracy: 0.53682022-08-08 23:04:32.398499: W tensorflow/core/framework/cpu_allocator_impl.cc:82] Allocation of 901963776 exceeds 10% of free system memory.</text:p>
      <text:p text:style-name="Standard">490/490 [==============================] - 78s 158ms/step - loss: 2.6468 - accuracy: 0.5369 - val_loss: 0.6628 - val_accuracy: 0.8218</text:p>
      <text:p text:style-name="Standard">Epoch 2/10</text:p>
      <text:p text:style-name="Standard">490/490 [==============================] - 75s 153ms/step - loss: 0.4569 - accuracy: 0.8679 - val_loss: 0.2616 - val_accuracy: 0.9350</text:p>
      <text:p text:style-name="Standard">Epoch 3/10</text:p>
      <text:p text:style-name="Standard">490/490 [==============================] - 68s 140ms/step - loss: 0.2616 - accuracy: 0.9220 - val_loss: 0.3077 - val_accuracy: 0.9221</text:p>
      <text:p text:style-name="Standard">Epoch 4/10</text:p>
      <text:p text:style-name="Standard">490/490 [==============================] - 65s 132ms/step - loss: 0.1737 - accuracy: 0.9471 - val_loss: 0.1739 - val_accuracy: 0.9628</text:p>
      <text:p text:style-name="Standard">Epoch 5/10</text:p>
      <text:p text:style-name="Standard">490/490 [==============================] - 65s 133ms/step - loss: 0.1409 - accuracy: 0.9580 - val_loss: 0.1909 - val_accuracy: 0.9613</text:p>
      <text:p text:style-name="Standard">Epoch 6/10</text:p>
      <text:p text:style-name="Standard">490/490 [==============================] - 59s 120ms/step - loss: 0.1767 - accuracy: 0.9509 - val_loss: 0.2016 - val_accuracy: 0.9624</text:p>
      <text:p text:style-name="Standard">Epoch 7/10</text:p>
      <text:p text:style-name="Standard">490/490 [==============================] - 60s 123ms/step - loss: 0.1165 - accuracy: 0.9653 - val_loss: 0.1987 - val_accuracy: 0.9646</text:p>
      <text:p text:style-name="Standard">Epoch 8/10</text:p>
      <text:p text:style-name="Standard">490/490 [==============================] - 60s 122ms/step - loss: 0.1095 - accuracy: 0.9672 - val_loss: 0.1938 - val_accuracy: 0.9713</text:p>
      <text:p text:style-name="Standard">Epoch 9/10</text:p>
      <text:p text:style-name="Standard">490/490 [==============================] - 58s 118ms/step - loss: 0.1046 - accuracy: 0.9708 - val_loss: 0.1793 - val_accuracy: 0.9686</text:p>
      <text:p text:style-name="Standard">Epoch 10/10</text:p>
      <text:p text:style-name="Standard">490/490 [==============================] - 55s 113ms/step - loss: 0.0898 - accuracy: 0.9750 - val_loss: 0.1746 - val_accuracy: 0.9766</text:p>
      <text:p text:style-name="Standard">70/70 [==============================] - 2s 24ms/step</text:p>
      <text:p text:style-name="Standard">Test Accuracy: 0.9878048780487805</text:p>
      <text:p text:style-name="Standard">CNN with epochs 10, kernel size[4, 4], and dropout 0.2</text:p>
      <text:p text:style-name="Standard">Compiling CNN</text:p>
      <text:p text:style-name="Standard">Training CNN</text:p>
      <text:p text:style-name="Standard"><text:soft-page-break/>2022-08-08 23:14:29.804373: W tensorflow/core/framework/cpu_allocator_impl.cc:82] Allocation of 3141017600 exceeds 10% of free system memory.</text:p>
      <text:p text:style-name="Standard">Epoch 1/10</text:p>
      <text:p text:style-name="Standard">489/490 [============================&gt;.] - ETA: 0s - loss: 2.3367 - accuracy: 0.52882022-08-08 23:15:49.369511: W tensorflow/core/framework/cpu_allocator_impl.cc:82] Allocation of 901963776 exceeds 10% of free system memory.</text:p>
      <text:p text:style-name="Standard">490/490 [==============================] - 79s 161ms/step - loss: 2.3364 - accuracy: 0.5288 - val_loss: 0.7076 - val_accuracy: 0.8044</text:p>
      <text:p text:style-name="Standard">Epoch 2/10</text:p>
      <text:p text:style-name="Standard">490/490 [==============================] - 75s 153ms/step - loss: 0.5508 - accuracy: 0.8380 - val_loss: 0.4038 - val_accuracy: 0.8921</text:p>
      <text:p text:style-name="Standard">Epoch 3/10</text:p>
      <text:p text:style-name="Standard">490/490 [==============================] - 70s 143ms/step - loss: 0.2992 - accuracy: 0.9090 - val_loss: 0.2230 - val_accuracy: 0.9453</text:p>
      <text:p text:style-name="Standard">Epoch 4/10</text:p>
      <text:p text:style-name="Standard">490/490 [==============================] - 71s 145ms/step - loss: 0.2196 - accuracy: 0.9319 - val_loss: 0.2377 - val_accuracy: 0.9435</text:p>
      <text:p text:style-name="Standard">Epoch 5/10</text:p>
      <text:p text:style-name="Standard">490/490 [==============================] - 64s 131ms/step - loss: 0.1656 - accuracy: 0.9490 - val_loss: 0.1941 - val_accuracy: 0.9595</text:p>
      <text:p text:style-name="Standard">Epoch 6/10</text:p>
      <text:p text:style-name="Standard">490/490 [==============================] - 65s 132ms/step - loss: 0.1426 - accuracy: 0.9558 - val_loss: 0.1633 - val_accuracy: 0.9671</text:p>
      <text:p text:style-name="Standard">Epoch 7/10</text:p>
      <text:p text:style-name="Standard">490/490 [==============================] - 72s 147ms/step - loss: 0.1199 - accuracy: 0.9611 - val_loss: 0.1905 - val_accuracy: 0.9593</text:p>
      <text:p text:style-name="Standard">Epoch 8/10</text:p>
      <text:p text:style-name="Standard">490/490 [==============================] - 73s 148ms/step - loss: 0.1100 - accuracy: 0.9656 - val_loss: 0.2257 - val_accuracy: 0.9597</text:p>
      <text:p text:style-name="Standard">Epoch 9/10</text:p>
      <text:p text:style-name="Standard">490/490 [==============================] - 69s 141ms/step - loss: 0.1310 - accuracy: 0.9622 - val_loss: 0.1782 - val_accuracy: 0.9668</text:p>
      <text:p text:style-name="Standard">Epoch 10/10</text:p>
      <text:p text:style-name="Standard">490/490 [==============================] - 64s 132ms/step - loss: 0.1431 - accuracy: 0.9596 - val_loss: 0.2523 - val_accuracy: 0.9619</text:p>
      <text:p text:style-name="Standard">70/70 [==============================] - 2s 28ms/step</text:p>
      <text:p text:style-name="Standard">Test Accuracy: 0.969286359530262</text:p>
      <text:p text:style-name="Standard">CNN with epochs 10, kernel size[5, 5], and dropout 0.2</text:p>
      <text:p text:style-name="Standard">Compiling CNN</text:p>
      <text:p text:style-name="Standard">Training CNN</text:p>
      <text:p text:style-name="Standard">2022-08-08 23:26:44.347339: W tensorflow/core/framework/cpu_allocator_impl.cc:82] Allocation of 3141017600 exceeds 10% of free system memory.</text:p>
      <text:p text:style-name="Standard">Epoch 1/10</text:p>
      <text:p text:style-name="Standard">490/490 [==============================] - 86s 175ms/step - loss: 2.3951 - accuracy: 0.5114 - val_loss: 0.9052 - val_accuracy: 0.7437</text:p>
      <text:p text:style-name="Standard">Epoch 2/10</text:p>
      <text:p text:style-name="Standard">490/490 [==============================] - 90s 185ms/step - loss: 0.7664 - accuracy: 0.7700 - val_loss: 0.4586 - val_accuracy: 0.8703</text:p>
      <text:p text:style-name="Standard">Epoch 3/10</text:p>
      <text:p text:style-name="Standard"><text:soft-page-break/>490/490 [==============================] - 92s 188ms/step - loss: 0.4705 - accuracy: 0.8603 - val_loss: 0.4164 - val_accuracy: 0.8818</text:p>
      <text:p text:style-name="Standard">Epoch 4/10</text:p>
      <text:p text:style-name="Standard">490/490 [==============================] - 97s 199ms/step - loss: 0.3005 - accuracy: 0.9107 - val_loss: 0.2789 - val_accuracy: 0.9252</text:p>
      <text:p text:style-name="Standard">Epoch 5/10</text:p>
      <text:p text:style-name="Standard">490/490 [==============================] - 93s 191ms/step - loss: 0.1991 - accuracy: 0.9404 - val_loss: 0.3100 - val_accuracy: 0.9228</text:p>
      <text:p text:style-name="Standard">Epoch 6/10</text:p>
      <text:p text:style-name="Standard">490/490 [==============================] - 94s 192ms/step - loss: 0.1782 - accuracy: 0.9458 - val_loss: 0.1589 - val_accuracy: 0.9686</text:p>
      <text:p text:style-name="Standard">Epoch 7/10</text:p>
      <text:p text:style-name="Standard">490/490 [==============================] - 93s 190ms/step - loss: 0.1872 - accuracy: 0.9449 - val_loss: 0.1523 - val_accuracy: 0.9644</text:p>
      <text:p text:style-name="Standard">Epoch 8/10</text:p>
      <text:p text:style-name="Standard">490/490 [==============================] - 92s 188ms/step - loss: 0.1490 - accuracy: 0.9567 - val_loss: 0.1412 - val_accuracy: 0.9684</text:p>
      <text:p text:style-name="Standard">Epoch 9/10</text:p>
      <text:p text:style-name="Standard">490/490 [==============================] - 92s 188ms/step - loss: 0.1056 - accuracy: 0.9690 - val_loss: 0.2060 - val_accuracy: 0.9571</text:p>
      <text:p text:style-name="Standard">Epoch 10/10</text:p>
      <text:p text:style-name="Standard">490/490 [==============================] - 94s 192ms/step - loss: 0.1155 - accuracy: 0.9673 - val_loss: 0.2016 - val_accuracy: 0.9668</text:p>
      <text:p text:style-name="Standard">70/70 [==============================] - 3s 45ms/step</text:p>
      <text:p text:style-name="Standard">Test Accuracy: 0.9733514001806685</text:p>
      <text:p text:style-name="Standard">CNN with epochs 10, kernel size[5, 3], and dropout 0.25</text:p>
      <text:p text:style-name="Standard">Compiling CNN</text:p>
      <text:p text:style-name="Standard">Training CNN</text:p>
      <text:p text:style-name="Standard">Epoch 1/10</text:p>
      <text:p text:style-name="Standard">490/490 [==============================] - 70s 142ms/step - loss: 2.8778 - accuracy: 0.5383 - val_loss: 0.7882 - val_accuracy: 0.7717</text:p>
      <text:p text:style-name="Standard">Epoch 2/10</text:p>
      <text:p text:style-name="Standard">490/490 [==============================] - 58s 118ms/step - loss: 0.5999 - accuracy: 0.8206 - val_loss: 0.3598 - val_accuracy: 0.8990</text:p>
      <text:p text:style-name="Standard">Epoch 3/10</text:p>
      <text:p text:style-name="Standard">490/490 [==============================] - 54s 111ms/step - loss: 0.4723 - accuracy: 0.8579 - val_loss: 0.2646 - val_accuracy: 0.9328</text:p>
      <text:p text:style-name="Standard">Epoch 4/10</text:p>
      <text:p text:style-name="Standard">490/490 [==============================] - 52s 105ms/step - loss: 0.2988 - accuracy: 0.9077 - val_loss: 0.3036 - val_accuracy: 0.9248</text:p>
      <text:p text:style-name="Standard">Epoch 5/10</text:p>
      <text:p text:style-name="Standard">490/490 [==============================] - 56s 114ms/step - loss: 0.5799 - accuracy: 0.8588 - val_loss: 0.3284 - val_accuracy: 0.9219</text:p>
      <text:p text:style-name="Standard">Epoch 6/10</text:p>
      <text:p text:style-name="Standard">490/490 [==============================] - 55s 112ms/step - loss: 0.2539 - accuracy: 0.9258 - val_loss: 0.1909 - val_accuracy: 0.9522</text:p>
      <text:p text:style-name="Standard">Epoch 7/10</text:p>
      <text:p text:style-name="Standard">490/490 [==============================] - 59s 121ms/step - loss: 0.1427 - accuracy: 0.9559 - val_loss: 0.1519 - val_accuracy: 0.9686</text:p>
      <text:p text:style-name="Standard"><text:soft-page-break/>Epoch 8/10</text:p>
      <text:p text:style-name="Standard">490/490 [==============================] - 63s 130ms/step - loss: 0.1364 - accuracy: 0.9584 - val_loss: 0.1331 - val_accuracy: 0.9729</text:p>
      <text:p text:style-name="Standard">Epoch 9/10</text:p>
      <text:p text:style-name="Standard">490/490 [==============================] - 62s 127ms/step - loss: 0.1298 - accuracy: 0.9609 - val_loss: 0.3608 - val_accuracy: 0.9239</text:p>
      <text:p text:style-name="Standard">Epoch 10/10</text:p>
      <text:p text:style-name="Standard">490/490 [==============================] - 63s 128ms/step - loss: 0.1073 - accuracy: 0.9680 - val_loss: 0.1290 - val_accuracy: 0.9784</text:p>
      <text:p text:style-name="Standard">70/70 [==============================] - 2s 31ms/step</text:p>
      <text:p text:style-name="Standard">Test Accuracy: 0.9805781391147245</text:p>
      <text:p text:style-name="Standard">CNN with epochs 10, kernel size[4, 4], and dropout 0.25</text:p>
      <text:p text:style-name="Standard">Compiling CNN</text:p>
      <text:p text:style-name="Standard">Training CNN</text:p>
      <text:p text:style-name="Standard">Epoch 1/10</text:p>
      <text:p text:style-name="Standard">490/490 [==============================] - 73s 149ms/step - loss: 1.7072 - accuracy: 0.6107 - val_loss: 0.4652 - val_accuracy: 0.8687</text:p>
      <text:p text:style-name="Standard">Epoch 2/10</text:p>
      <text:p text:style-name="Standard">490/490 [==============================] - 68s 139ms/step - loss: 0.3910 - accuracy: 0.8836 - val_loss: 0.2206 - val_accuracy: 0.9459</text:p>
      <text:p text:style-name="Standard">Epoch 3/10</text:p>
      <text:p text:style-name="Standard">490/490 [==============================] - 69s 141ms/step - loss: 0.2542 - accuracy: 0.9210 - val_loss: 0.1855 - val_accuracy: 0.9535</text:p>
      <text:p text:style-name="Standard">Epoch 4/10</text:p>
      <text:p text:style-name="Standard">490/490 [==============================] - 67s 136ms/step - loss: 0.2098 - accuracy: 0.9367 - val_loss: 0.1882 - val_accuracy: 0.9559</text:p>
      <text:p text:style-name="Standard">Epoch 5/10</text:p>
      <text:p text:style-name="Standard">490/490 [==============================] - 65s 133ms/step - loss: 0.1564 - accuracy: 0.9518 - val_loss: 0.1638 - val_accuracy: 0.9657</text:p>
      <text:p text:style-name="Standard">Epoch 6/10</text:p>
      <text:p text:style-name="Standard">490/490 [==============================] - 71s 145ms/step - loss: 0.1690 - accuracy: 0.9500 - val_loss: 0.1956 - val_accuracy: 0.9557</text:p>
      <text:p text:style-name="Standard">Epoch 7/10</text:p>
      <text:p text:style-name="Standard">490/490 [==============================] - 70s 143ms/step - loss: 0.1346 - accuracy: 0.9612 - val_loss: 0.1738 - val_accuracy: 0.9706</text:p>
      <text:p text:style-name="Standard">Epoch 8/10</text:p>
      <text:p text:style-name="Standard">490/490 [==============================] - 69s 141ms/step - loss: 0.1228 - accuracy: 0.9633 - val_loss: 0.1507 - val_accuracy: 0.9749</text:p>
      <text:p text:style-name="Standard">Epoch 9/10</text:p>
      <text:p text:style-name="Standard">490/490 [==============================] - 69s 141ms/step - loss: 0.1160 - accuracy: 0.9673 - val_loss: 0.1919 - val_accuracy: 0.9617</text:p>
      <text:p text:style-name="Standard">Epoch 10/10</text:p>
      <text:p text:style-name="Standard">490/490 [==============================] - 68s 138ms/step - loss: 0.1175 - accuracy: 0.9691 - val_loss: 0.1596 - val_accuracy: 0.9682</text:p>
      <text:p text:style-name="Standard">70/70 [==============================] - 2s 29ms/step</text:p>
      <text:p text:style-name="Standard">Test Accuracy: 0.9814814814814815</text:p>
      <text:p text:style-name="Standard">CNN with epochs 10, kernel size[5, 5], and dropout 0.25</text:p>
      <text:p text:style-name="Standard">Compiling CNN</text:p>
      <text:p text:style-name="Standard">Training CNN</text:p>
      <text:p text:style-name="Standard"><text:soft-page-break/>Epoch 1/10</text:p>
      <text:p text:style-name="Standard">490/490 [==============================] - 85s 173ms/step - loss: 2.9618 - accuracy: 0.3422 - val_loss: 1.2429 - val_accuracy: 0.6540</text:p>
      <text:p text:style-name="Standard">Epoch 2/10</text:p>
      <text:p text:style-name="Standard">490/490 [==============================] - 85s 173ms/step - loss: 0.9221 - accuracy: 0.7339 - val_loss: 0.5182 - val_accuracy: 0.8654</text:p>
      <text:p text:style-name="Standard">Epoch 3/10</text:p>
      <text:p text:style-name="Standard">490/490 [==============================] - 83s 170ms/step - loss: 0.6836 - accuracy: 0.8125 - val_loss: 0.4486 - val_accuracy: 0.8963</text:p>
      <text:p text:style-name="Standard">Epoch 4/10</text:p>
      <text:p text:style-name="Standard">490/490 [==============================] - 83s 169ms/step - loss: 0.3951 - accuracy: 0.8854 - val_loss: 0.2660 - val_accuracy: 0.9370</text:p>
      <text:p text:style-name="Standard">Epoch 5/10</text:p>
      <text:p text:style-name="Standard">490/490 [==============================] - 81s 166ms/step - loss: 0.2927 - accuracy: 0.9150 - val_loss: 0.2471 - val_accuracy: 0.9495</text:p>
      <text:p text:style-name="Standard">Epoch 6/10</text:p>
      <text:p text:style-name="Standard">490/490 [==============================] - 78s 159ms/step - loss: 0.2713 - accuracy: 0.9203 - val_loss: 0.2032 - val_accuracy: 0.9562</text:p>
      <text:p text:style-name="Standard">Epoch 7/10</text:p>
      <text:p text:style-name="Standard">490/490 [==============================] - 79s 161ms/step - loss: 0.2134 - accuracy: 0.9390 - val_loss: 0.2434 - val_accuracy: 0.9477</text:p>
      <text:p text:style-name="Standard">Epoch 8/10</text:p>
      <text:p text:style-name="Standard">490/490 [==============================] - 81s 165ms/step - loss: 0.1767 - accuracy: 0.9472 - val_loss: 0.2064 - val_accuracy: 0.9657</text:p>
      <text:p text:style-name="Standard">Epoch 9/10</text:p>
      <text:p text:style-name="Standard">490/490 [==============================] - 80s 162ms/step - loss: 0.1720 - accuracy: 0.9502 - val_loss: 0.1695 - val_accuracy: 0.9735</text:p>
      <text:p text:style-name="Standard">Epoch 10/10</text:p>
      <text:p text:style-name="Standard">490/490 [==============================] - 80s 163ms/step - loss: 0.1573 - accuracy: 0.9569 - val_loss: 0.2294 - val_accuracy: 0.9588</text:p>
      <text:p text:style-name="Standard">70/70 [==============================] - 2s 28ms/step</text:p>
      <text:p text:style-name="Standard">Test Accuracy: 0.9688346883468835</text:p>
      <text:p text:style-name="Standard">CNN with epochs 10, kernel size[5, 3], and dropout 0.3</text:p>
      <text:p text:style-name="Standard">Compiling CNN</text:p>
      <text:p text:style-name="Standard">Training CNN</text:p>
      <text:p text:style-name="Standard">Epoch 1/10</text:p>
      <text:p text:style-name="Standard">490/490 [==============================] - 69s 141ms/step - loss: 3.0441 - accuracy: 0.4227 - val_loss: 0.9340 - val_accuracy: 0.7499</text:p>
      <text:p text:style-name="Standard">Epoch 2/10</text:p>
      <text:p text:style-name="Standard">490/490 [==============================] - 58s 118ms/step - loss: 0.7721 - accuracy: 0.7674 - val_loss: 0.4270 - val_accuracy: 0.8838</text:p>
      <text:p text:style-name="Standard">Epoch 3/10</text:p>
      <text:p text:style-name="Standard">490/490 [==============================] - 60s 122ms/step - loss: 0.3893 - accuracy: 0.8836 - val_loss: 0.3103 - val_accuracy: 0.9268</text:p>
      <text:p text:style-name="Standard">Epoch 4/10</text:p>
      <text:p text:style-name="Standard">490/490 [==============================] - 60s 123ms/step - loss: 0.2455 - accuracy: 0.9251 - val_loss: 0.1654 - val_accuracy: 0.9640</text:p>
      <text:p text:style-name="Standard">Epoch 5/10</text:p>
      <text:p text:style-name="Standard">490/490 [==============================] - 58s 118ms/step - loss: 0.1859 - accuracy: 0.9420 <text:soft-page-break/>- val_loss: 0.1685 - val_accuracy: 0.9579</text:p>
      <text:p text:style-name="Standard">Epoch 6/10</text:p>
      <text:p text:style-name="Standard">490/490 [==============================] - 55s 112ms/step - loss: 0.1592 - accuracy: 0.9513 - val_loss: 0.1576 - val_accuracy: 0.9593</text:p>
      <text:p text:style-name="Standard">Epoch 7/10</text:p>
      <text:p text:style-name="Standard">490/490 [==============================] - 54s 111ms/step - loss: 0.1452 - accuracy: 0.9564 - val_loss: 0.1421 - val_accuracy: 0.9668</text:p>
      <text:p text:style-name="Standard">Epoch 8/10</text:p>
      <text:p text:style-name="Standard">490/490 [==============================] - 55s 111ms/step - loss: 0.1391 - accuracy: 0.9577 - val_loss: 0.1389 - val_accuracy: 0.9711</text:p>
      <text:p text:style-name="Standard">Epoch 9/10</text:p>
      <text:p text:style-name="Standard">490/490 [==============================] - 59s 119ms/step - loss: 0.1228 - accuracy: 0.9643 - val_loss: 0.1588 - val_accuracy: 0.9666</text:p>
      <text:p text:style-name="Standard">Epoch 10/10</text:p>
      <text:p text:style-name="Standard">490/490 [==============================] - 61s 124ms/step - loss: 0.1241 - accuracy: 0.9658 - val_loss: 0.1228 - val_accuracy: 0.9811</text:p>
      <text:p text:style-name="Standard">70/70 [==============================] - 2s 29ms/step</text:p>
      <text:p text:style-name="Standard">Test Accuracy: 0.9846431797651309</text:p>
      <text:p text:style-name="Standard">CNN with epochs 10, kernel size[4, 4], and dropout 0.3</text:p>
      <text:p text:style-name="Standard">Compiling CNN</text:p>
      <text:p text:style-name="Standard">Training CNN</text:p>
      <text:p text:style-name="Standard">Epoch 1/10</text:p>
      <text:p text:style-name="Standard">490/490 [==============================] - 74s 151ms/step - loss: 2.8647 - accuracy: 0.4217 - val_loss: 0.9952 - val_accuracy: 0.7534</text:p>
      <text:p text:style-name="Standard">Epoch 2/10</text:p>
      <text:p text:style-name="Standard">490/490 [==============================] - 63s 129ms/step - loss: 0.6586 - accuracy: 0.8038 - val_loss: 0.4680 - val_accuracy: 0.8816</text:p>
      <text:p text:style-name="Standard">Epoch 3/10</text:p>
      <text:p text:style-name="Standard">490/490 [==============================] - 63s 129ms/step - loss: 0.3746 - accuracy: 0.8884 - val_loss: 0.2441 - val_accuracy: 0.9326</text:p>
      <text:p text:style-name="Standard">Epoch 4/10</text:p>
      <text:p text:style-name="Standard">490/490 [==============================] - 62s 126ms/step - loss: 0.2756 - accuracy: 0.9150 - val_loss: 0.2113 - val_accuracy: 0.9468</text:p>
      <text:p text:style-name="Standard">Epoch 5/10</text:p>
      <text:p text:style-name="Standard">490/490 [==============================] - 65s 133ms/step - loss: 0.2074 - accuracy: 0.9334 - val_loss: 0.1813 - val_accuracy: 0.9586</text:p>
      <text:p text:style-name="Standard">Epoch 6/10</text:p>
      <text:p text:style-name="Standard">490/490 [==============================] - 73s 149ms/step - loss: 0.2001 - accuracy: 0.9395 - val_loss: 0.1864 - val_accuracy: 0.9617</text:p>
      <text:p text:style-name="Standard">Epoch 7/10</text:p>
      <text:p text:style-name="Standard">490/490 [==============================] - 66s 134ms/step - loss: 0.1802 - accuracy: 0.9463 - val_loss: 0.1576 - val_accuracy: 0.9673</text:p>
      <text:p text:style-name="Standard">Epoch 8/10</text:p>
      <text:p text:style-name="Standard">490/490 [==============================] - 63s 129ms/step - loss: 0.1392 - accuracy: 0.9582 - val_loss: 0.2118 - val_accuracy: 0.9624</text:p>
      <text:p text:style-name="Standard">Epoch 9/10</text:p>
      <text:p text:style-name="Standard">490/490 [==============================] - 60s 122ms/step - loss: 0.1318 - accuracy: 0.9624 - val_loss: 0.1883 - val_accuracy: 0.9617</text:p>
      <text:p text:style-name="Standard">Epoch 10/10</text:p>
      <text:p text:style-name="Standard"><text:soft-page-break/>490/490 [==============================] - 67s 136ms/step - loss: 0.1415 - accuracy: 0.9597 - val_loss: 0.1563 - val_accuracy: 0.9782</text:p>
      <text:p text:style-name="Standard">70/70 [==============================] - 2s 30ms/step</text:p>
      <text:p text:style-name="Standard">Test Accuracy: 0.9878048780487805</text:p>
      <text:p text:style-name="Standard">CNN with epochs 10, kernel size[5, 5], and dropout 0.3</text:p>
      <text:p text:style-name="Standard">Compiling CNN</text:p>
      <text:p text:style-name="Standard">Training CNN</text:p>
      <text:p text:style-name="Standard">Epoch 1/10</text:p>
      <text:p text:style-name="Standard">490/490 [==============================] - 78s 159ms/step - loss: 2.2433 - accuracy: 0.4696 - val_loss: 0.8188 - val_accuracy: 0.7915</text:p>
      <text:p text:style-name="Standard">Epoch 2/10</text:p>
      <text:p text:style-name="Standard">490/490 [==============================] - 68s 138ms/step - loss: 0.7744 - accuracy: 0.7808 - val_loss: 0.5547 - val_accuracy: 0.8569</text:p>
      <text:p text:style-name="Standard">Epoch 3/10</text:p>
      <text:p text:style-name="Standard">490/490 [==============================] - 68s 139ms/step - loss: 1.4062 - accuracy: 0.6286 - val_loss: 0.7452 - val_accuracy: 0.7966</text:p>
      <text:p text:style-name="Standard">Epoch 4/10</text:p>
      <text:p text:style-name="Standard">490/490 [==============================] - 73s 150ms/step - loss: 0.6791 - accuracy: 0.8073 - val_loss: 0.8646 - val_accuracy: 0.7971</text:p>
      <text:p text:style-name="Standard">Epoch 5/10</text:p>
      <text:p text:style-name="Standard">490/490 [==============================] - 73s 149ms/step - loss: 0.4383 - accuracy: 0.8730 - val_loss: 0.2672 - val_accuracy: 0.9330</text:p>
      <text:p text:style-name="Standard">Epoch 6/10</text:p>
      <text:p text:style-name="Standard">490/490 [==============================] - 70s 143ms/step - loss: 0.3343 - accuracy: 0.9025 - val_loss: 0.2225 - val_accuracy: 0.9499</text:p>
      <text:p text:style-name="Standard">Epoch 7/10</text:p>
      <text:p text:style-name="Standard">490/490 [==============================] - 66s 136ms/step - loss: 0.2760 - accuracy: 0.9206 - val_loss: 0.2469 - val_accuracy: 0.9393</text:p>
      <text:p text:style-name="Standard">Epoch 8/10</text:p>
      <text:p text:style-name="Standard">490/490 [==============================] - 72s 147ms/step - loss: 0.2454 - accuracy: 0.9298 - val_loss: 0.2453 - val_accuracy: 0.9504</text:p>
      <text:p text:style-name="Standard">Epoch 9/10</text:p>
      <text:p text:style-name="Standard">490/490 [==============================] - 71s 144ms/step - loss: 0.7420 - accuracy: 0.8165 - val_loss: 0.3209 - val_accuracy: 0.9150</text:p>
      <text:p text:style-name="Standard">Epoch 10/10</text:p>
      <text:p text:style-name="Standard">490/490 [==============================] - 71s 145ms/step - loss: 0.3409 - accuracy: 0.9047 - val_loss: 0.2189 - val_accuracy: 0.9537</text:p>
      <text:p text:style-name="Standard">70/70 [==============================] - 2s 25ms/step</text:p>
      <text:p text:style-name="Standard">Test Accuracy: 0.9584462511291779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09T01:26:50.207000000</dc:date>
    <meta:editing-duration>PT36S</meta:editing-duration>
    <meta:editing-cycles>3</meta:editing-cycles>
    <meta:generator>LibreOffice/7.1.6.2$Windows_X86_64 LibreOffice_project/0e133318fcee89abacd6a7d077e292f1145735c3</meta:generator>
    <meta:document-statistic meta:table-count="0" meta:image-count="0" meta:object-count="0" meta:page-count="7" meta:paragraph-count="235" meta:word-count="2005" meta:character-count="15341" meta:non-whitespace-character-count="13566"/>
  </office:meta>
</office:document-meta>
</file>